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2" style:family="table-cell" style:parent-style-name="Default">
      <style:text-properties style:font-name="Arial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rial" fo:font-weight="bold"/>
    </style:style>
    <style:style style:name="ce4" style:family="table-cell" style:parent-style-name="Default">
      <style:text-properties style:font-name="Arial" fo:font-size="9pt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9pt" fo:font-weight="bold"/>
    </style:style>
    <style:style style:name="ce6" style:family="table-cell" style:parent-style-name="Default">
      <style:table-cell-properties fo:background-color="#cdcdcd" style:text-align-source="fix" style:repeat-content="false"/>
      <style:paragraph-properties fo:text-align="center"/>
      <style:text-properties style:font-name="Arial" fo:font-size="9pt" fo:font-weight="bold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end"/>
      <style:text-properties style:font-name="Arial" fo:font-size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rial" fo:font-size="9pt" fo:font-weight="bold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style:font-name="Arial" fo:font-size="9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EMOSTRAÇAO RECEITA E DESPESA" table:style-name="ta1" table:protected="true" table:protection-key="/ihcunrJ32IhCn0jmwIzFauGhaE=" table:protection-key-digest-algorithm="http://www.w3.org/2000/09/xmldsig#sha1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ALANÇO GERAL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Governo Municipal de São Mateus do Maranhão</text:p>
          </table:table-cell>
          <table:covered-table-cell/>
          <table:table-cell table:style-name="ce8" office:value-type="string" calcext:value-type="string" table:number-columns-spanned="2" table:number-rows-spanned="1">
            <text:p>EXERCÍCIO FINANCEIRO DE 2023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2" table:number-rows-spanned="1">
            <text:p>Consolidado</text:p>
          </table:table-cell>
          <table:covered-table-cell/>
          <table:table-cell/>
          <table:table-cell table:style-name="ce9" office:value-type="string" calcext:value-type="string">
            <text:p>Adendo II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nexo 1, da Lei nº 4320, de 17/03/64. (Portaria SOF nº 8, de 04/02/85)</text:p>
          </table:table-cell>
          <table:covered-table-cell table:number-columns-repeated="2"/>
          <table:table-cell table:style-name="ce4" office:value-type="string" calcext:value-type="string">
            <text:p>Em R$ 1,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DEMONSTRAÇÃO DA RECEITA E DESPESA</text:p>
          </table:table-cell>
          <table:covered-table-cell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SEGUNDO AS CATEGORIAS ECONÔMICAS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R E C E I T A</text:p>
          </table:table-cell>
          <table:covered-table-cell/>
          <table:table-cell table:style-name="ce6" office:value-type="string" calcext:value-type="string" table:number-columns-spanned="2" table:number-rows-spanned="1">
            <text:p>D E S P E S A</text:p>
          </table:table-cell>
          <table:covered-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917038.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8T09:59:29.907783576</dc:date>
    <meta:editing-duration>P0D</meta:editing-duration>
    <meta:editing-cycles>1</meta:editing-cycles>
    <meta:document-statistic meta:table-count="1" meta:cell-count="12" meta:object-count="0"/>
    <meta:generator>LibreOffice/7.6.7.2$MacOSX_X86_64 LibreOffice_project/dd47e4b30cb7dab30588d6c79c651f218165e3c5</meta:generator>
  </office:meta>
</office:document-meta>
</file>